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office:annotation><dc:creator>Unknown Author</dc:creator><dc:date>2010-03-11T18:25:57</dc:date><text:p text:style-name="P1"><text:span text:style-name="T1">do text</text:span></text:p><text:p text:style-name="P1"><text:span text:style-name="T1">from xhtml(body_text)</text:span></text:p></office:annotation>This text will be replaced by the autogenerated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eporttitle" style:family="paragraph" style:parent-style-name="Standard" style:class="text">
      <style:paragraph-properties fo:text-align="start" style:justify-single-word="false"/>
      <style:text-properties style:font-name="Nimbus Roman No9 L" fo:font-size="14pt" fo:font-weight="normal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reportmaintitle" style:family="paragraph" style:parent-style-name="Standard" style:class="text">
      <style:paragraph-properties fo:text-align="center" style:justify-single-word="false"/>
      <style:text-properties style:font-name="Nimbus Roman No9 L" fo:font-size="32pt" fo:font-weight="normal"/>
    </style:style>
    <style:style style:name="reportdoctype" style:family="paragraph" style:parent-style-name="reporttitle" style:class="text">
      <style:paragraph-properties fo:text-align="center" style:justify-single-word="false"/>
      <style:text-properties fo:font-size="22pt"/>
    </style:style>
    <style:style style:name="reportdate" style:family="paragraph" style:parent-style-name="reportmaintitle" style:class="text">
      <style:paragraph-properties fo:text-align="center" style:justify-single-word="false"/>
      <style:text-properties fo:font-size="14pt"/>
    </style:style>
    <style:style style:name="reportheading" style:family="paragraph" style:parent-style-name="reporttitle" style:class="text">
      <style:paragraph-properties fo:text-align="start" style:justify-single-word="false"/>
      <style:text-properties fo:font-size="20pt" fo:font-weight="normal"/>
    </style:style>
    <style:style style:name="reportmover" style:family="paragraph" style:parent-style-name="reportdoctype" style:class="text">
      <style:paragraph-properties fo:text-align="start" style:justify-single-word="false"/>
      <style:text-properties fo:font-size="12pt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1T18:25:29</meta:creation-date>
    <dc:date>2010-03-12T13:29:41</dc:date>
    <meta:editing-duration>PT01H19M11S</meta:editing-duration>
    <meta:editing-cycles>13</meta:editing-cycles>
    <meta:generator>OpenOffice.org/3.1$Linux OpenOffice.org_project/310m11$Build-9399</meta:generator>
    <meta:document-statistic meta:table-count="0" meta:image-count="0" meta:object-count="0" meta:page-count="1" meta:paragraph-count="1" meta:word-count="9" meta:character-count="55"/>
  </office:meta>
</office:document-meta>
</file>